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274cm"/>
    </style:style>
    <style:style style:name="Tabla1.B" style:family="table-column">
      <style:table-column-properties style:column-width="2.849cm"/>
    </style:style>
    <style:style style:name="Tabla1.C" style:family="table-column">
      <style:table-column-properties style:column-width="4.35cm"/>
    </style:style>
    <style:style style:name="Tabla1.D" style:family="table-column">
      <style:table-column-properties style:column-width="6.52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 realizado un estudio de mercado sobre servicios de WAF (Web Application Firewall) similares al que estás diseñando, enfocado en modelos de negocio, tipos de servicio y rangos de precios. Esto te ayudará a posicionar tu solución y definir una estrategia competitiva.</text:p>
      <text:p text:style-name="Horizontal_20_Line"/>
      <text:h text:style-name="Heading_20_2" text:outline-level="2">🧩 Modelos de Negocio y Tipos de Servicio</text:h>
      <text:h text:style-name="Heading_20_3" text:outline-level="3">1. <text:span text:style-name="Strong_20_Emphasis">WAF como Servicio (SECaaS)</text:span></text:h>
      <text:list text:style-name="L1">
        <text:list-item>
          <text:p text:style-name="P1"><text:span text:style-name="Strong_20_Emphasis">Descripción</text:span>: Proveedores que ofrecen WAF en la nube, gestionado y escalable.</text:p>
        </text:list-item>
        <text:list-item>
          <text:p text:style-name="P1"><text:span text:style-name="Strong_20_Emphasis">Ejemplos</text:span>: Cloudflare, AWS WAF, Imperva Cloud WAF, Prophaze.</text:p>
        </text:list-item>
        <text:list-item>
          <text:p text:style-name="P1"><text:span text:style-name="Strong_20_Emphasis">Ventajas</text:span>: Fácil implementación, mantenimiento reducido, escalabilidad.(<text:a xlink:type="simple" xlink:href="https://prophaze.com/waf-pricing/?utm_source=chatgpt.com" text:style-name="Internet_20_link" text:visited-style-name="Visited_20_Internet_20_Link">Prophaze</text:a>)</text:p>
        </text:list-item>
      </text:list>
      <text:h text:style-name="Heading_20_3" text:outline-level="3">2. <text:span text:style-name="Strong_20_Emphasis">WAF Integrado en CDN</text:span></text:h>
      <text:list text:style-name="L2">
        <text:list-item>
          <text:p text:style-name="P2"><text:span text:style-name="Strong_20_Emphasis">Descripción</text:span>: Servicios que combinan protección WAF con distribución de contenido.</text:p>
        </text:list-item>
        <text:list-item>
          <text:p text:style-name="P2"><text:span text:style-name="Strong_20_Emphasis">Ejemplos</text:span>: Cloudflare, Akamai.</text:p>
        </text:list-item>
        <text:list-item>
          <text:p text:style-name="P2"><text:span text:style-name="Strong_20_Emphasis">Ventajas</text:span>: Mejora del rendimiento del sitio y seguridad en una sola solución.(<text:a xlink:type="simple" xlink:href="https://www.peerspot.com/products/comparisons/check-point-cloudguard-waf_vs_imperva-web-application-firewall?utm_source=chatgpt.com" text:style-name="Internet_20_link" text:visited-style-name="Visited_20_Internet_20_Link">PeerSpot</text:a>)</text:p>
        </text:list-item>
      </text:list>
      <text:h text:style-name="Heading_20_3" text:outline-level="3">3. <text:span text:style-name="Strong_20_Emphasis">WAF On-Premise o Virtual</text:span></text:h>
      <text:list text:style-name="L3">
        <text:list-item>
          <text:p text:style-name="P3"><text:span text:style-name="Strong_20_Emphasis">Descripción</text:span>: Soluciones instaladas en las infraestructuras del cliente.</text:p>
        </text:list-item>
        <text:list-item>
          <text:p text:style-name="P3"><text:span text:style-name="Strong_20_Emphasis">Ejemplos</text:span>: Imperva SecureSphere, FortiWeb.</text:p>
        </text:list-item>
        <text:list-item>
          <text:p text:style-name="P3"><text:span text:style-name="Strong_20_Emphasis">Ventajas</text:span>: Mayor control y personalización.(<text:a xlink:type="simple" xlink:href="https://www.peerspot.com/products/comparisons/check-point-cloudguard-waf_vs_imperva-web-application-firewall?utm_source=chatgpt.com" text:style-name="Internet_20_link" text:visited-style-name="Visited_20_Internet_20_Link">PeerSpot</text:a>, <text:a xlink:type="simple" xlink:href="https://www.cloudways.com/es/cloudflare.php?utm_source=chatgpt.com" text:style-name="Internet_20_link" text:visited-style-name="Visited_20_Internet_20_Link">Cloudways</text:a>)</text:p>
        </text:list-item>
      </text:list>
      <text:p text:style-name="Horizontal_20_Line"/>
      <text:h text:style-name="Heading_20_2" text:outline-level="2">💰 Rango de Precios de Servicios WAF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Proveedor</text:p>
            </table:table-cell>
            <table:table-cell table:style-name="Tabla1.A1" office:value-type="string">
              <text:p text:style-name="Table_20_Heading">Modelo de Negocio</text:p>
            </table:table-cell>
            <table:table-cell table:style-name="Tabla1.A1" office:value-type="string">
              <text:p text:style-name="Table_20_Heading">Precio Aproximado</text:p>
            </table:table-cell>
            <table:table-cell table:style-name="Tabla1.A1" office:value-type="string">
              <text:p text:style-name="Table_20_Heading">Características Destacadas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Cloudflare</text:span></text:p>
          </table:table-cell>
          <table:table-cell table:style-name="Tabla1.A1" office:value-type="string">
            <text:p text:style-name="Table_20_Contents">WAF + CDN SaaS</text:p>
          </table:table-cell>
          <table:table-cell table:style-name="Tabla1.A1" office:value-type="string">
            <text:p text:style-name="Table_20_Contents">Desde $4.99/mes por dominio </text:p>
          </table:table-cell>
          <table:table-cell table:style-name="Tabla1.A1" office:value-type="string">
            <text:p text:style-name="Table_20_Contents">Protección DDoS, reglas WAF, CDN global, SSL, mitigación de bot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WS WAF</text:span></text:p>
          </table:table-cell>
          <table:table-cell table:style-name="Tabla1.A1" office:value-type="string">
            <text:p text:style-name="Table_20_Contents">WAF gestionado en AWS</text:p>
          </table:table-cell>
          <table:table-cell table:style-name="Tabla1.A1" office:value-type="string">
            <text:p text:style-name="Table_20_Contents">Desde $5/mes + $0.60 por millón de solicitudes </text:p>
          </table:table-cell>
          <table:table-cell table:style-name="Tabla1.A1" office:value-type="string">
            <text:p text:style-name="Table_20_Contents">Integración nativa con AWS, modelo de pago por us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mperva Cloud WAF</text:span></text:p>
          </table:table-cell>
          <table:table-cell table:style-name="Tabla1.A1" office:value-type="string">
            <text:p text:style-name="Table_20_Contents">WAF SaaS</text:p>
          </table:table-cell>
          <table:table-cell table:style-name="Tabla1.A1" office:value-type="string">
            <text:p text:style-name="Table_20_Contents">Desde $59/mes por sitio </text:p>
          </table:table-cell>
          <table:table-cell table:style-name="Tabla1.A1" office:value-type="string">
            <text:p text:style-name="Table_20_Contents">Protección avanzada, cumplimiento normativo, opciones empresarial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rophaze</text:span></text:p>
          </table:table-cell>
          <table:table-cell table:style-name="Tabla1.A1" office:value-type="string">
            <text:p text:style-name="Table_20_Contents">WAF SaaS con IA</text:p>
          </table:table-cell>
          <table:table-cell table:style-name="Tabla1.A1" office:value-type="string">
            <text:p text:style-name="Table_20_Contents">Planes personalizados según tráfico </text:p>
          </table:table-cell>
          <table:table-cell table:style-name="Tabla1.A1" office:value-type="string">
            <text:p text:style-name="Table_20_Contents">Protección basada en aprendizaje automático, integración con Kubernetes, soporte 24/7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afCharm</text:span></text:p>
          </table:table-cell>
          <table:table-cell table:style-name="Tabla1.A1" office:value-type="string">
            <text:p text:style-name="Table_20_Contents">WAF para AWS</text:p>
          </table:table-cell>
          <table:table-cell table:style-name="Tabla1.A1" office:value-type="string">
            <text:p text:style-name="Table_20_Contents">Desde $1.2/hora + $0.14/hora por ACL </text:p>
          </table:table-cell>
          <table:table-cell table:style-name="Tabla1.A1" office:value-type="string">
            <text:p text:style-name="Table_20_Contents">Automatización de reglas, informes mensuales, soporte técnico continu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loudGuard (Check Point)</text:span></text:p>
          </table:table-cell>
          <table:table-cell table:style-name="Tabla1.A1" office:value-type="string">
            <text:p text:style-name="Table_20_Contents">WAF SaaS empresarial</text:p>
          </table:table-cell>
          <table:table-cell table:style-name="Tabla1.A1" office:value-type="string">
            <text:p text:style-name="Table_20_Contents">Desde $1,500/mes por 10M de solicitudes </text:p>
          </table:table-cell>
          <table:table-cell table:style-name="Tabla1.A1" office:value-type="string">
            <text:p text:style-name="Table_20_Contents">Protección avanzada, integración con múltiples nubes, opciones de contrato flexibles.</text:p>
          </table:table-cell>
        </table:table-row>
        <text:soft-page-break/>
        <table:table-row>
          <table:table-cell table:style-name="Tabla1.A1" office:value-type="string">
            <text:p text:style-name="Table_20_Contents"><text:span text:style-name="Strong_20_Emphasis">Cloudbric</text:span></text:p>
          </table:table-cell>
          <table:table-cell table:style-name="Tabla1.A1" office:value-type="string">
            <text:p text:style-name="Table_20_Contents">WAF SaaS para PYMEs</text:p>
          </table:table-cell>
          <table:table-cell table:style-name="Tabla1.A1" office:value-type="string">
            <text:p text:style-name="Table_20_Contents">Basado en tráfico del sitio </text:p>
          </table:table-cell>
          <table:table-cell table:style-name="Tabla1.A1" office:value-type="string">
            <text:p text:style-name="Table_20_Contents">Protección contra OWASP Top 10, CDN, SSL gratuito, mitigación DDoS.</text:p>
          </table:table-cell>
        </table:table-row>
      </table:table>
      <text:p text:style-name="Horizontal_20_Line"/>
      <text:h text:style-name="Heading_20_2" text:outline-level="2">📊 Comparativa de Modelos de Precios</text:h>
      <text:list text:style-name="L4">
        <text:list-item>
          <text:p text:style-name="P4"><text:span text:style-name="Strong_20_Emphasis">Por Dominio</text:span>: Ideal para agencias o SaaS que gestionan múltiples sitios (e.g., Cloudflare).</text:p>
        </text:list-item>
        <text:list-item>
          <text:p text:style-name="P4"><text:span text:style-name="Strong_20_Emphasis">Por Tráfico</text:span>: Adecuado para sitios con tráfico variable; permite escalar costos según uso (e.g., AWS WAF, Prophaze).</text:p>
        </text:list-item>
        <text:list-item>
          <text:p text:style-name="P4"><text:span text:style-name="Strong_20_Emphasis">Por Funcionalidad</text:span>: Se paga según las características activadas; útil para personalizar la solución (e.g., WafCharm).(<text:a xlink:type="simple" xlink:href="https://prophaze.com/waf-pricing/?utm_source=chatgpt.com" text:style-name="Internet_20_link" text:visited-style-name="Visited_20_Internet_20_Link">Prophaze</text:a>, <text:a xlink:type="simple" xlink:href="https://www.wafcharm.com/en/pricing/?utm_source=chatgpt.com" text:style-name="Internet_20_link" text:visited-style-name="Visited_20_Internet_20_Link">wafcharm.com</text:a>)</text:p>
        </text:list-item>
      </text:list>
      <text:p text:style-name="Horizontal_20_Line"/>
      <text:h text:style-name="Heading_20_2" text:outline-level="2">🧠 Recomendaciones para tu Servicio WAF</text:h>
      <text:list text:style-name="L5">
        <text:list-item>
          <text:p text:style-name="P5"><text:span text:style-name="Strong_20_Emphasis">Modelo de Precios Escalonado</text:span>:</text:p>
          <text:list>
            <text:list-item>
              <text:p text:style-name="P5"><text:span text:style-name="Strong_20_Emphasis">Plan Básico</text:span>: Protección contra OWASP Top 10, SSL, hasta 1M de solicitudes/mes.</text:p>
            </text:list-item>
            <text:list-item>
              <text:p text:style-name="P5"><text:span text:style-name="Strong_20_Emphasis">Plan Profesional</text:span>: Incluye mitigación de bots, análisis de tráfico, hasta 10M de solicitudes/mes.</text:p>
            </text:list-item>
            <text:list-item>
              <text:p text:style-name="P5"><text:span text:style-name="Strong_20_Emphasis">Plan Empresarial</text:span>: Características avanzadas como integración con SIEM, soporte 24/7, tráfico ilimitado.(<text:a xlink:type="simple" xlink:href="https://es.wikipedia.org/wiki/Cloudbric?utm_source=chatgpt.com" text:style-name="Internet_20_link" text:visited-style-name="Visited_20_Internet_20_Link">Wikipedia</text:a>, <text:a xlink:type="simple" xlink:href="https://prophaze.com/waf-pricing/?utm_source=chatgpt.com" text:style-name="Internet_20_link" text:visited-style-name="Visited_20_Internet_20_Link">Prophaze</text:a>)</text:p>
            </text:list-item>
          </text:list>
        </text:list-item>
        <text:list-item>
          <text:p text:style-name="P5"><text:span text:style-name="Strong_20_Emphasis">Diferenciadores Clave</text:span>:</text:p>
          <text:list>
            <text:list-item>
              <text:p text:style-name="P5"><text:span text:style-name="Strong_20_Emphasis">Implementación Rápida</text:span>: Contenedores Docker por cliente para fácil despliegue.</text:p>
            </text:list-item>
            <text:list-item>
              <text:p text:style-name="P5"><text:span text:style-name="Strong_20_Emphasis">Panel de Control Intuitivo</text:span>: Interfaz Next.js para gestión y monitoreo.</text:p>
            </text:list-item>
            <text:list-item>
              <text:p text:style-name="P5"><text:span text:style-name="Strong_20_Emphasis">Personalización</text:span>: Reglas WAF adaptables a las necesidades específicas de cada cliente.</text:p>
            </text:list-item>
          </text:list>
        </text:list-item>
        <text:list-item>
          <text:p text:style-name="P5"><text:span text:style-name="Strong_20_Emphasis">Segmentación de Mercado</text:span>:</text:p>
          <text:list>
            <text:list-item>
              <text:p text:style-name="P5"><text:span text:style-name="Strong_20_Emphasis">Agencias Digitales</text:span>: Ofrecer paquetes por volumen de dominios.</text:p>
            </text:list-item>
            <text:list-item>
              <text:p text:style-name="P5"><text:span text:style-name="Strong_20_Emphasis">SaaS y Startups</text:span>: Planes flexibles que crecen con el negocio.</text:p>
            </text:list-item>
            <text:list-item>
              <text:p text:style-name="P5"><text:span text:style-name="Strong_20_Emphasis">Empresas Medianas</text:span>: Enfocar en cumplimiento normativo y soporte dedicado.(<text:a xlink:type="simple" xlink:href="https://www.cloudways.com/es/cloudflare.php?utm_source=chatgpt.com" text:style-name="Internet_20_link" text:visited-style-name="Visited_20_Internet_20_Link">Cloudways</text:a>)</text:p>
            </text:list-item>
          </text:list>
        </text:list-item>
      </text:list>
      <text:p text:style-name="Horizontal_20_Line"/>
      <text:p text:style-name="Text_20_body">¿Deseas que te ayude a desarrollar una propuesta comercial detallada o una presentación para inversores basada en este análisis?</text:p>
      <text:p text:style-name="Standard"/>
      <text:p text:style-name="Standard"/>
      <text:p text:style-name="Text_20_body"><text:soft-page-break/>Muy buena pregunta. Te lo respondo con detalle desde el ángulo de mercado y de propuesta de valor.</text:p>
      <text:p text:style-name="Horizontal_20_Line"/>
      <text:h text:style-name="Heading_20_3" text:outline-level="3">1️⃣ <text:span text:style-name="Strong_20_Emphasis">Sentido de mercado de un SaaS que protege del rastreo de las IAs</text:span></text:h>
      <text:p text:style-name="Text_20_body">Hoy el mercado está empezando a enfrentar un problema nuevo:</text:p>
      <text:list text:style-name="L6">
        <text:list-item>
          <text:p text:style-name="P6"><text:span text:style-name="Strong_20_Emphasis">Las IAs y agentes automáticos están recolectando grandes cantidades de datos de personas, empresas, webs, contenidos privados o semiprivados sin pedir permiso.</text:span></text:p>
        </text:list-item>
        <text:list-item>
          <text:p text:style-name="P6">Esto incluye scrapers, crawlers, LLMs, agentes automáticos y bots entrenadores.</text:p>
        </text:list-item>
      </text:list>
      <text:p text:style-name="Text_20_body">En este contexto, un SaaS que protege activamente del rastreo de IAs tiene sentido porque:</text:p>
      <text:list text:style-name="L7">
        <text:list-item>
          <text:p text:style-name="P7"><text:span text:style-name="Strong_20_Emphasis">Privacidad</text:span>: Las empresas y particulares no quieren que sus datos alimenten modelos sin su consentimiento.</text:p>
        </text:list-item>
        <text:list-item>
          <text:p text:style-name="P7"><text:span text:style-name="Strong_20_Emphasis">Propiedad intelectual</text:span>: Muchos creadores (medios, artistas, desarrolladores, investigadores, etc.) no quieren que su trabajo sea usado para entrenar modelos sin compensación.</text:p>
        </text:list-item>
        <text:list-item>
          <text:p text:style-name="P7"><text:span text:style-name="Strong_20_Emphasis">Compliance</text:span>: Aparecen normativas (ej. GDPR, AI Act europeo) que limitan la extracción de datos para entrenamiento de IAs.</text:p>
        </text:list-item>
        <text:list-item>
          <text:p text:style-name="P7"><text:span text:style-name="Strong_20_Emphasis">Ventaja competitiva</text:span>: Algunas empresas quieren proteger activos estratégicos (datasets, bases de conocimiento, APIs privadas, repositorios de código).</text:p>
        </text:list-item>
        <text:list-item>
          <text:p text:style-name="P7"><text:span text:style-name="Strong_20_Emphasis">Seguridad</text:span>: Algunos agentes IA pueden tener un comportamiento intrusivo o no autorizado.</text:p>
        </text:list-item>
      </text:list>
      <text:p text:style-name="Horizontal_20_Line"/>
      <text:h text:style-name="Heading_20_3" text:outline-level="3">2️⃣ <text:span text:style-name="Strong_20_Emphasis">Propuesta de valor principal</text:span></text:h>
      <text:p text:style-name="Text_20_body"><text:span text:style-name="Strong_20_Emphasis">“Protección activa contra el scraping, el rastreo automatizado y el entrenamiento no autorizado por parte de IAs y sus agentes”</text:span></text:p>
      <text:h text:style-name="Heading_20_4" text:outline-level="4">Subpropuestas de valor:</text:h>
      <text:list text:style-name="L8">
        <text:list-item>
          <text:p text:style-name="P8"><text:span text:style-name="Strong_20_Emphasis">Visibilidad</text:span>: Saber quién accede, cuándo, con qué frecuencia y con qué fin.</text:p>
        </text:list-item>
        <text:list-item>
          <text:p text:style-name="P8"><text:span text:style-name="Strong_20_Emphasis">Bloqueo inteligente</text:span>: Filtrado de tráfico sospechoso basado en heurística de detección de bots IA.</text:p>
        </text:list-item>
        <text:list-item>
          <text:p text:style-name="P8"><text:span text:style-name="Strong_20_Emphasis">Control de entrenamiento</text:span>: Denegación activa a motores de entrenamiento de IA (por ejemplo, mediante honeypots, blocklists, headers tipo <text:span text:style-name="Source_20_Text">NoAI</text:span> o acuerdos comerciales de licenciamiento).</text:p>
        </text:list-item>
        <text:list-item>
          <text:p text:style-name="P8"><text:span text:style-name="Strong_20_Emphasis">Cumplimiento normativo</text:span>: Facilitar el cumplimiento de regulaciones emergentes.</text:p>
        </text:list-item>
        <text:list-item>
          <text:p text:style-name="P8"><text:span text:style-name="Strong_20_Emphasis">Preservación de activos</text:span>: Proteger datasets valiosos, código propietario o contenidos digitales estratégicos.</text:p>
        </text:list-item>
        <text:list-item>
          <text:p text:style-name="P8"><text:span text:style-name="Strong_20_Emphasis">Integración API-first</text:span>: Para integrarse fácilmente en sitios web, APIs, repositorios o servicios SaaS que expongan datos.</text:p>
        </text:list-item>
      </text:list>
      <text:p text:style-name="Horizontal_20_Line"/>
      <text:h text:style-name="Heading_20_3" text:outline-level="3"><text:soft-page-break/>3️⃣ <text:span text:style-name="Strong_20_Emphasis">Segmentos de clientes iniciales</text:span></text:h>
      <text:list text:style-name="L9">
        <text:list-item>
          <text:p text:style-name="P9">Medios digitales y publishers.</text:p>
        </text:list-item>
        <text:list-item>
          <text:p text:style-name="P9">Plataformas SaaS con contenido privado (CRM, ERP, LMS, etc.).</text:p>
        </text:list-item>
        <text:list-item>
          <text:p text:style-name="P9">Empresas que generan datasets (fintech, salud, legaltech, etc.)</text:p>
        </text:list-item>
        <text:list-item>
          <text:p text:style-name="P9">Proveedores de datos (APIs, marketplaces de datos).</text:p>
        </text:list-item>
        <text:list-item>
          <text:p text:style-name="P9">Firmas legales preocupadas por cumplimiento normativo.</text:p>
        </text:list-item>
        <text:list-item>
          <text:p text:style-name="P9">Grandes empresas que temen filtraciones de know-how hacia modelos fundacionales.</text:p>
        </text:list-item>
      </text:list>
      <text:p text:style-name="Horizontal_20_Line"/>
      <text:h text:style-name="Heading_20_3" text:outline-level="3">4️⃣ <text:span text:style-name="Strong_20_Emphasis">Analogía simple para comunicar</text:span></text:h>
      <text:p text:style-name="Quotations"><text:span text:style-name="Emphasis">Así como los firewalls protegen de ataques, nosotros protegemos de ser absorbidos por los grandes modelos de IA.</text:span></text:p>
      <text:p text:style-name="Horizontal_20_Line"/>
      <text:p text:style-name="Text_20_body">Si quieres, podemos perfilar distintas versiones según:</text:p>
      <text:list text:style-name="L10">
        <text:list-item>
          <text:p text:style-name="P10">B2B puro</text:p>
        </text:list-item>
        <text:list-item>
          <text:p text:style-name="P10">API-first para startups</text:p>
        </text:list-item>
        <text:list-item>
          <text:p text:style-name="P10">SaaS para publishers</text:p>
        </text:list-item>
        <text:list-item>
          <text:p text:style-name="P10">Protección de código fuente</text:p>
        </text:list-item>
      </text:list>
      <text:p text:style-name="Horizontal_20_Line"/>
      <text:p text:style-name="Text_20_body">¿Quieres que afinemos una propuesta concreta según el tipo de cliente? Puedo darte algunos <text:span text:style-name="Emphasis">go-to-market</text:span> posib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3:15:34.268000000</meta:creation-date>
    <dc:date>2025-06-14T20:25:47.051000000</dc:date>
    <meta:editing-duration>PT6M26S</meta:editing-duration>
    <meta:editing-cycles>2</meta:editing-cycles>
    <meta:generator>LibreOffice/24.8.7.2$Windows_X86_64 LibreOffice_project/e07d0a63a46349d29051da79b1fde8160bab2a89</meta:generator>
    <meta:document-statistic meta:table-count="1" meta:image-count="0" meta:object-count="0" meta:page-count="4" meta:paragraph-count="100" meta:word-count="905" meta:character-count="6194" meta:non-whitespace-character-count="5429"/>
  </office:meta>
</office:document-meta>
</file>